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0a4bf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b80e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paragraph-rsid="0008e34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paragraph-rsid="000a4bf9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paragraph-rsid="000b80e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italic" style:text-underline-style="none" fo:font-weight="normal" officeooo:rsid="0008e344" officeooo:paragraph-rsid="0008e344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08e344" officeooo:paragraph-rsid="000a4bf9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normal" officeooo:rsid="0008e344" officeooo:paragraph-rsid="000b80e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style:text-underline-style="none" fo:font-weight="normal" officeooo:rsid="000b80ed" officeooo:paragraph-rsid="000b80e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variant="normal" fo:text-transform="none" fo:color="#000000" fo:letter-spacing="normal" fo:font-style="italic" style:font-style-asian="italic" style:font-style-complex="italic"/>
    </style:style>
    <style:style style:name="P1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 style:list-style-name="WWNum1"/>
    <style:style style:name="P18" style:family="paragraph" style:parent-style-name="Standard">
      <style:text-properties officeooo:paragraph-rsid="0008e344"/>
    </style:style>
    <style:style style:name="P19" style:family="paragraph" style:parent-style-name="Standard">
      <style:text-properties style:text-underline-style="none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text-properties style:text-underline-style="solid" style:text-underline-width="auto" style:text-underline-color="font-color" officeooo:paragraph-rsid="0008e344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5pt" fo:font-style="normal" style:text-underline-style="none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style:font-name="Liberation Serif" fo:font-size="15pt" fo:font-style="normal" style:text-underline-style="none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b80ed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style="normal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style:font-name="Liberation Serif" fo:font-size="15pt" fo:font-style="normal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style="normal" officeooo:rsid="0008e344" style:font-size-asian="15pt" style:font-style-asian="normal" style:font-size-complex="15pt" style:font-style-complex="normal"/>
    </style:style>
    <style:style style:name="T21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size="15pt" fo:font-style="normal" style:text-underline-style="none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fo:font-size="15pt" fo:font-style="normal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0b80ed" style:font-size-asian="14pt" style:font-size-complex="14pt"/>
    </style:style>
    <style:style style:name="T3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font-style="normal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fo:font-weight="bold" officeooo:rsid="000b80e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0b80ed" style:font-size-asian="14pt" style:font-style-asian="normal" style:font-size-complex="14pt" style:font-style-complex="normal"/>
    </style:style>
    <style:style style:name="T37" style:family="text">
      <style:text-properties fo:font-size="14pt" fo:font-style="normal" style:text-underline-style="solid" style:text-underline-width="auto" style:text-underline-color="font-color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size="14pt" fo:font-style="normal" style:text-underline-style="solid" style:text-underline-width="auto" style:text-underline-color="font-color" fo:font-weight="bold" officeooo:rsid="000b80e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size="14pt" fo:font-style="italic" officeooo:rsid="0008e344" style:font-size-asian="14pt" style:font-style-asian="italic" style:font-size-complex="14pt" style:font-style-complex="italic"/>
    </style:style>
    <style:style style:name="T40" style:family="text">
      <style:text-properties fo:font-size="14pt" fo:font-weight="bold" officeooo:rsid="000b80ed" style:font-size-asian="14pt" style:font-weight-asian="bold" style:font-size-complex="14pt" style:font-weight-complex="bold"/>
    </style:style>
    <style:style style:name="T41" style:family="text">
      <style:text-properties fo:font-size="14pt" style:font-size-asian="12.25pt" style:font-size-complex="14pt"/>
    </style:style>
    <style:style style:name="T42" style:family="text">
      <style:text-properties fo:font-size="14pt" officeooo:rsid="000b80ed" style:font-size-asian="12.25pt" style:font-size-complex="14pt"/>
    </style:style>
    <style:style style:name="T43" style:family="text">
      <style:text-properties fo:font-size="14pt" style:text-underline-style="solid" style:text-underline-width="auto" style:text-underline-color="font-color" fo:font-weight="bold" officeooo:rsid="000a4bf9" style:font-size-asian="12.25pt" style:font-weight-asian="bold" style:font-size-complex="14pt" style:font-weight-complex="bold"/>
    </style:style>
    <style:style style:name="T44" style:family="text">
      <style:text-properties fo:font-size="14pt" style:text-underline-style="solid" style:text-underline-width="auto" style:text-underline-color="font-color" fo:font-weight="bold" officeooo:rsid="000b80ed" style:font-size-asian="12.25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LAB 1</text:span></text:p>
      <text:p text:style-name="P1"><text:span text:style-name="T1"/></text:p>
      <text:p text:style-name="P18"><text:span text:style-name="T2">AIM:</text:span><text:span text:style-name="T4"> <text:s text:c="5"/></text:span></text:p>
      <text:p text:style-name="P18"><text:span text:style-name="T4"/></text:p>
      <text:p text:style-name="P18"><text:span text:style-name="T3">To implement Fixed And Variable Size Memory Allocation In Memory Manangement</text:span></text:p>
      <text:p text:style-name="P2"/>
      <text:p text:style-name="P19"><text:span text:style-name="T3">Description:</text:span></text:p>
      <text:p text:style-name="Standard"><text:span text:style-name="T2"/></text:p>
      <text:p text:style-name="P20"><text:span text:style-name="T5">Fixed Size Memory Allocation:</text:span></text:p>
      <text:p text:style-name="P18"><text:span text:style-name="T6"><text:tab/> Fixed Size Memory Allocation,uses a free list of fixed-size blocks of memory.</text:span></text:p>
      <text:p text:style-name="P18"><text:span text:style-name="T6"/></text:p>
      <text:p text:style-name="P21"><text:span text:style-name="T5"><text:s/>Variable Size Memory Allocation:</text:span></text:p>
      <text:p text:style-name="Standard"><text:span text:style-name="T6"><text:tab/> Variable Size Memory Allocation,uses a free list of Variable-size blocks of memory.</text:span></text:p>
      <text:p text:style-name="P3"/>
      <text:p text:style-name="P23">There are three types of <text:s/>Process Allocation:</text:p>
      <text:p text:style-name="Standard"><text:span text:style-name="T6"/></text:p>
      <text:p text:style-name="Standard"><text:span text:style-name="T9"><text:tab/>1.First Fit:</text:span><text:span text:style-name="T8">I</text:span><text:span text:style-name="T10">n the first fit,partition is allocated which is first sufficient from the top of the <text:tab/>Main memory.</text:span></text:p>
      <text:p text:style-name="P22"><text:span text:style-name="T11"/></text:p>
      <text:p text:style-name="Standard"><text:span text:style-name="T9"><text:tab/>2.Best Fit:</text:span><text:span text:style-name="T10">Allocate the process to the partition which is first smallest sufficient partition <text:tab/>among the free available partition.</text:span></text:p>
      <text:p text:style-name="P22"><text:span text:style-name="T11"/></text:p>
      <text:p text:style-name="Standard"><text:span text:style-name="T9"><text:tab/>3.Worst Fit:</text:span><text:span text:style-name="T10">Allocate the process to the partition which is largest sufficient among the freely <text:tab/>available partitions available in the main memory.</text:span></text:p>
      <text:p text:style-name="P15"/>
      <text:p text:style-name="Text_20_body"><text:span text:style-name="T7"><text:line-break/></text:span></text:p>
      <text:p text:style-name="Standard"><text:span text:style-name="T22">CODE:</text:span></text:p>
      <text:p text:style-name="P16"/>
      <text:list xml:id="list4182111470267478345" text:style-name="WWNum1">
        <text:list-item>
          <text:p text:style-name="P17"><text:span text:style-name="T23">Fixed Size:</text:span></text:p>
        </text:list-item>
      </text:list>
      <text:p text:style-name="P6"/>
      <text:p text:style-name="P3"><text:tab/></text:p>
      <text:p text:style-name="P3"><text:tab/><text:span text:style-name="T27">a) </text:span><text:span text:style-name="T25">First Fit Allocation</text:span></text:p>
      <text:p text:style-name="P3"><text:span text:style-name="T25"/></text:p>
      <text:p text:style-name="P3"><text:span text:style-name="T25"/></text:p>
      <text:p text:style-name="P7"><text:span text:style-name="T29"><text:tab/><text:tab/></text:span><text:span text:style-name="T37">Header Files Included :</text:span></text:p>
      <text:p text:style-name="P8"><text:span text:style-name="T33"><text:tab/><text:tab/><text:tab/><text:tab/></text:span></text:p>
      <text:p text:style-name="P8"><text:span text:style-name="T33"><text:tab/><text:tab/><text:tab/></text:span><text:span text:style-name="T39">#include&lt;stdio.h&gt;</text:span></text:p>
      <text:p text:style-name="P11"><text:span text:style-name="T30"><text:tab/><text:tab/><text:tab/>#include&lt;stdlib.h&gt;</text:span></text:p>
      <text:p text:style-name="P11"><text:span text:style-name="T30"/></text:p>
      <text:p text:style-name="P11"><text:span text:style-name="T30"><text:tab/><text:tab/></text:span><text:span text:style-name="T24">Main Function:</text:span></text:p>
      <text:p text:style-name="P11"><text:span text:style-name="T26"/></text:p>
      <text:p text:style-name="P11"><text:span text:style-name="T28"><text:tab/><text:tab/></text:span><text:span text:style-name="T41">void main()</text:span></text:p>
      <text:p text:style-name="P11"><text:span text:style-name="T41"><text:tab/><text:tab/>{</text:span></text:p>
      <text:p text:style-name="P11"><text:span text:style-name="T41"><text:s text:c="2"/><text:tab/><text:tab/>printf("First Fit(Fixed Alloctaion) Programme by Arjun </text:span></text:p>
      <text:p text:style-name="P11"><text:span text:style-name="T41"><text:tab/><text:tab/><text:tab/><text:tab/><text:tab/><text:tab/><text:tab/>Kumar(16IT108)\n\n");</text:span></text:p>
      <text:p text:style-name="P11"><text:soft-page-break/><text:span text:style-name="T41"/></text:p>
      <text:p text:style-name="P11"><text:span text:style-name="T41"/></text:p>
      <text:p text:style-name="P11"><text:span text:style-name="T41"><text:tab/><text:tab/></text:span><text:span text:style-name="T43">Initializing variabels to be used :</text:span></text:p>
      <text:p text:style-name="P11"><text:span text:style-name="T41"/></text:p>
      <text:p text:style-name="P11"><text:span text:style-name="T41"><text:s/><text:tab/><text:tab/> int *BlockSize, *ProcessSize, Blockno, Processno, *check, </text:span></text:p>
      <text:p text:style-name="P11"><text:span text:style-name="T41"><text:tab/><text:tab/><text:tab/><text:tab/><text:tab/><text:tab/><text:tab/><text:tab/><text:tab/>*allocation, i, j;</text:span></text:p>
      <text:p text:style-name="P11"><text:span text:style-name="T41"><text:s/></text:span></text:p>
      <text:p text:style-name="P11"><text:span text:style-name="T41"><text:s text:c="3"/><text:tab/><text:tab/>printf("Enter no. of blocks: ");</text:span></text:p>
      <text:p text:style-name="P11"><text:span text:style-name="T41"><text:s text:c="3"/><text:tab/><text:tab/>scanf("%d",&amp;Blockno);</text:span></text:p>
      <text:p text:style-name="P11"><text:span text:style-name="T41"/></text:p>
      <text:p text:style-name="P12"><text:span text:style-name="T41"><text:s text:c="3"/><text:tab/><text:tab/></text:span><text:span text:style-name="T43">Allocating Required Memory using dynamic Allocation:</text:span></text:p>
      <text:p text:style-name="P13"><text:span text:style-name="T41"><text:tab/><text:tab/></text:span></text:p>
      <text:p text:style-name="P13"><text:span text:style-name="T41"><text:tab/><text:tab/>printf("Enter no. of blocks: ");</text:span></text:p>
      <text:p text:style-name="P13"><text:span text:style-name="T41"><text:s text:c="3"/><text:tab/><text:tab/>scanf("%d",&amp;Blockno);</text:span></text:p>
      <text:p text:style-name="P12"><text:span text:style-name="T43"/></text:p>
      <text:p text:style-name="P12"><text:span text:style-name="T41"><text:tab/><text:tab/>BlockSize = (int*) calloc(Blockno, sizeof(int));</text:span></text:p>
      <text:p text:style-name="P11"><text:span text:style-name="T41"/></text:p>
      <text:p text:style-name="P11"><text:span text:style-name="T41"><text:s text:c="3"/><text:tab/><text:tab/> printf("\nEnter no. of processes: ");</text:span></text:p>
      <text:p text:style-name="P11"><text:span text:style-name="T41"><text:s text:c="3"/><text:tab/><text:tab/> scanf("%d",&amp;Processno);</text:span></text:p>
      <text:p text:style-name="P11"><text:span text:style-name="T41"><text:s text:c="4"/></text:span></text:p>
      <text:p text:style-name="P11"><text:span text:style-name="T41"><text:s text:c="3"/><text:tab/><text:tab/> ProcessSize = (int*) calloc(Processno, sizeof(int));</text:span></text:p>
      <text:p text:style-name="P11"><text:span text:style-name="T41"><text:s text:c="3"/><text:tab/><text:tab/> check = (int*) calloc(Blockno, sizeof(int));</text:span></text:p>
      <text:p text:style-name="P11"><text:span text:style-name="T41"><text:s text:c="4"/><text:tab/><text:tab/>allocation = (int*) calloc(Blockno, sizeof(int));</text:span></text:p>
      <text:p text:style-name="P11"><text:span text:style-name="T41"><text:s text:c="4"/></text:span></text:p>
      <text:p text:style-name="P12"><text:span text:style-name="T41"><text:s text:c="4"/><text:tab/><text:tab/></text:span><text:span text:style-name="T43">Setting initial values of the arrays used :</text:span></text:p>
      <text:p text:style-name="P12"><text:span text:style-name="T43"/></text:p>
      <text:p text:style-name="P12"><text:span text:style-name="T41"><text:tab/><text:tab/>for(i = 0; i &lt; Blockno; i++)</text:span></text:p>
      <text:p text:style-name="P11"><text:span text:style-name="T41"><text:s text:c="3"/><text:tab/><text:tab/> {</text:span></text:p>
      <text:p text:style-name="P11"><text:span text:style-name="T41"><text:s text:c="7"/><text:tab/><text:tab/><text:tab/> check[i] = 0;</text:span></text:p>
      <text:p text:style-name="P11"><text:span text:style-name="T41"><text:s text:c="8"/><text:tab/><text:tab/><text:tab/>allocation[i] = -1;</text:span></text:p>
      <text:p text:style-name="P11"><text:span text:style-name="T41"><text:s text:c="2"/><text:tab/><text:tab/> <text:s/>}</text:span></text:p>
      <text:p text:style-name="P12"><text:span text:style-name="T41"><text:s text:c="2"/><text:tab/><text:tab/></text:span></text:p>
      <text:p text:style-name="P12"><text:span text:style-name="T41"><text:tab/><text:tab/></text:span><text:span text:style-name="T43">Taking input from the user:</text:span></text:p>
      <text:p text:style-name="P12"><text:span text:style-name="T43"/></text:p>
      <text:p text:style-name="P12"><text:span text:style-name="T41"><text:tab/><text:tab/>printf("\nEnter size of each block: \n");</text:span></text:p>
      <text:p text:style-name="P11"><text:span text:style-name="T41"><text:s text:c="4"/><text:tab/><text:tab/>for(i = 0; i &lt; Blockno; i++)</text:span></text:p>
      <text:p text:style-name="P11"><text:span text:style-name="T41"><text:s text:c="6"/><text:tab/><text:tab/><text:tab/> scanf("%d", &amp;BlockSize[i]);</text:span></text:p>
      <text:p text:style-name="P11"><text:span text:style-name="T41"><text:s text:c="3"/><text:tab/><text:tab/><text:tab/> </text:span></text:p>
      <text:p text:style-name="P11"><text:span text:style-name="T41"><text:tab/><text:tab/>printf("\nEnter size of each process: \n");</text:span></text:p>
      <text:p text:style-name="P11"><text:span text:style-name="T41"><text:s text:c="4"/><text:tab/><text:tab/>for(i = 0; i &lt; Processno; i++)</text:span></text:p>
      <text:p text:style-name="P11"><text:span text:style-name="T41"><text:s text:c="8"/><text:tab/><text:tab/><text:tab/>scanf("%d", &amp;ProcessSize[i]);</text:span></text:p>
      <text:p text:style-name="P11"><text:span text:style-name="T41"/></text:p>
      <text:p text:style-name="P12"><text:span text:style-name="T41"><text:s text:c="4"/><text:tab/><text:tab/></text:span></text:p>
      <text:p text:style-name="P12"><text:span text:style-name="T41"><text:tab/><text:tab/></text:span><text:span text:style-name="T43">Allocating memory using First Fit:</text:span></text:p>
      <text:p text:style-name="P12"><text:span text:style-name="T41"><text:tab/><text:tab/></text:span></text:p>
      <text:p text:style-name="P12"><text:span text:style-name="T41"><text:tab/><text:tab/>printf("First Fit Alloctaion Initiated \n");</text:span></text:p>
      <text:p text:style-name="P11"><text:span text:style-name="T41"><text:s text:c="4"/></text:span></text:p>
      <text:p text:style-name="P11"><text:soft-page-break/><text:span text:style-name="T41"><text:s text:c="2"/><text:tab/><text:tab/> <text:s/>for(i = 0; i &lt; Processno; i++) <text:s text:c="8"/></text:span></text:p>
      <text:p text:style-name="P11"><text:span text:style-name="T41"><text:s text:c="6"/><text:tab/><text:tab/><text:tab/> <text:s/>for(j = 0; j &lt; Blockno; j++)</text:span></text:p>
      <text:p text:style-name="P11"><text:span text:style-name="T41"><text:s text:c="11"/><text:tab/><text:tab/><text:tab/> if(check[j] == 0 &amp;&amp; BlockSize[j] &gt;= ProcessSize[i])</text:span></text:p>
      <text:p text:style-name="P11"><text:span text:style-name="T41"><text:s text:c="11"/><text:tab/><text:tab/><text:tab/> {</text:span></text:p>
      <text:p text:style-name="P11"><text:span text:style-name="T41"><text:s text:c="15"/><text:tab/><text:tab/><text:tab/><text:tab/> allocation[j] = i;</text:span></text:p>
      <text:p text:style-name="P11"><text:span text:style-name="T41"><text:s text:c="15"/><text:tab/><text:tab/><text:tab/><text:tab/> check[j] = 1;</text:span></text:p>
      <text:p text:style-name="P11"><text:span text:style-name="T41"><text:s text:c="14"/><text:tab/><text:tab/><text:tab/><text:tab/> <text:s/>break;</text:span></text:p>
      <text:p text:style-name="P11"><text:span text:style-name="T41"><text:s text:c="11"/><text:tab/><text:tab/><text:tab/> }</text:span></text:p>
      <text:p text:style-name="P12"><text:span text:style-name="T41"><text:s text:c="4"/><text:tab/><text:tab/></text:span></text:p>
      <text:p text:style-name="P12"><text:span text:style-name="T41"><text:tab/><text:tab/></text:span><text:span text:style-name="T43">Printing Elements From The Allocation array:</text:span></text:p>
      <text:p text:style-name="P12"><text:span text:style-name="T41"/></text:p>
      <text:p text:style-name="P12"><text:span text:style-name="T41"><text:tab/><text:tab/>printf("\nBlock no.\tsize(k)\t\tprocess no.\t\tsize(k)");</text:span></text:p>
      <text:p text:style-name="P11"><text:span text:style-name="T41"><text:s text:c="3"/><text:tab/><text:tab/> for(i = 0; i &lt; Blockno; i++)</text:span></text:p>
      <text:p text:style-name="P11"><text:span text:style-name="T41"><text:s text:c="3"/><text:tab/><text:tab/><text:tab/> {</text:span></text:p>
      <text:p text:style-name="P11"><text:span text:style-name="T41"><text:s text:c="8"/><text:tab/><text:tab/><text:tab/><text:tab/>printf("\n%d\t\t%dk\t\t", i+1, BlockSize[i]);</text:span></text:p>
      <text:p text:style-name="P11"><text:span text:style-name="T41"><text:s text:c="8"/><text:tab/><text:tab/><text:tab/><text:tab/>if(check[i] == 1)</text:span></text:p>
      <text:p text:style-name="P11"><text:span text:style-name="T41"><text:s text:c="11"/><text:tab/><text:tab/> printf("%d\t\t\t%dk",allocation[i]+1,ProcessSize[allocation[i]]);</text:span></text:p>
      <text:p text:style-name="P11"><text:span text:style-name="T41"><text:s text:c="8"/><text:tab/><text:tab/><text:tab/><text:tab/>else</text:span></text:p>
      <text:p text:style-name="P11"><text:span text:style-name="T41"><text:s text:c="11"/><text:tab/><text:tab/> printf("Not allocated");</text:span></text:p>
      <text:p text:style-name="P11"><text:span text:style-name="T41"><text:s text:c="3"/><text:tab/><text:tab/><text:tab/> }</text:span></text:p>
      <text:p text:style-name="P11"><text:span text:style-name="T41"><text:s text:c="4"/><text:tab/><text:tab/><text:tab/>printf("\n");</text:span></text:p>
      <text:p text:style-name="P11"><text:span text:style-name="T41"><text:tab/><text:tab/><text:tab/>}</text:span></text:p>
      <text:p text:style-name="P11"><text:span text:style-name="T30"><text:tab/><text:tab/><text:tab/></text:span></text:p>
      <text:p text:style-name="P7"><text:span text:style-name="T37"/></text:p>
      <text:p text:style-name="P7"><text:span text:style-name="T37"/></text:p>
      <text:p text:style-name="P3"/>
      <text:p text:style-name="P3"/>
      <text:p text:style-name="P4"><text:span text:style-name="T13"><text:tab/></text:span><text:span text:style-name="T14">b</text:span><text:span text:style-name="T13">) </text:span><text:span text:style-name="T16">Best</text:span><text:span text:style-name="T15"> Fit Allocation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tab/><text:tab/><text:span text:style-name="T37">Header Files Included :</text:span></text:p>
      <text:p text:style-name="P9"><text:span text:style-name="T33"><text:tab/><text:tab/><text:tab/><text:tab/></text:span></text:p>
      <text:p text:style-name="P9"><text:span text:style-name="T33"><text:tab/><text:tab/><text:tab/></text:span><text:span text:style-name="T39">#include&lt;stdio.h&gt;</text:span></text:p>
      <text:p text:style-name="P12"><text:span text:style-name="T30"><text:tab/><text:tab/><text:tab/>#include&lt;stdlib.h&gt;</text:span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><text:tab/><text:tab/></text:span><text:span text:style-name="T38">Function Used:</text:span></text:p>
      <text:p text:style-name="P12"><text:span text:style-name="T38"/></text:p>
      <text:p text:style-name="P13"><text:span text:style-name="T34"><text:tab/><text:tab/><text:tab/></text:span><text:span text:style-name="T31">void swap(int *x, int *y)</text:span></text:p>
      <text:p text:style-name="P14"><text:span text:style-name="T30"><text:tab/><text:tab/><text:tab/>{</text:span></text:p>
      <text:p text:style-name="P14"><text:span text:style-name="T30"><text:tab/><text:tab/><text:tab/><text:tab/> <text:s text:c="2"/>int t;</text:span></text:p>
      <text:p text:style-name="P14"><text:span text:style-name="T30"><text:s text:c="2"/><text:tab/><text:tab/><text:tab/><text:tab/> <text:s text:c="2"/>t = *x;</text:span></text:p>
      <text:p text:style-name="P14"><text:span text:style-name="T30"><text:s text:c="2"/><text:tab/><text:tab/><text:tab/><text:tab/> <text:s/>*x = *y;</text:span></text:p>
      <text:p text:style-name="P14"><text:span text:style-name="T30"><text:tab/><text:tab/><text:tab/><text:tab/> <text:s/>*y = t;</text:span></text:p>
      <text:p text:style-name="P14"><text:span text:style-name="T30"><text:tab/><text:tab/><text:tab/>}</text:span></text:p>
      <text:p text:style-name="P14"><text:soft-page-break/><text:span text:style-name="T30"/></text:p>
      <text:p text:style-name="P14"><text:span text:style-name="T30"><text:tab/><text:tab/><text:tab/>void sort(int *p, int t)</text:span></text:p>
      <text:p text:style-name="P14"><text:span text:style-name="T30"><text:tab/><text:tab/><text:tab/>{</text:span></text:p>
      <text:p text:style-name="P14"><text:span text:style-name="T30"><text:s text:c="2"/><text:tab/><text:tab/><text:tab/><text:tab/> int *i,j;</text:span></text:p>
      <text:p text:style-name="P14"><text:span text:style-name="T30"><text:s text:c="2"/><text:tab/><text:tab/><text:tab/><text:tab/> for(j=1;j&lt;t;j++)</text:span></text:p>
      <text:p text:style-name="P14"><text:span text:style-name="T30"><text:s text:c="5"/><text:tab/><text:tab/><text:tab/><text:tab/><text:tab/>for(i=p;i&lt;p+t-j;i++)</text:span></text:p>
      <text:p text:style-name="P14"><text:span text:style-name="T30"><text:s text:c="8"/><text:tab/><text:tab/><text:tab/><text:tab/><text:tab/><text:tab/>if(*i &gt;= *(i+1))</text:span></text:p>
      <text:p text:style-name="P14"><text:span text:style-name="T30"><text:s text:c="12"/><text:tab/><text:tab/><text:tab/><text:tab/><text:tab/>swap(i,i+1);</text:span></text:p>
      <text:p text:style-name="P14"><text:span text:style-name="T30"><text:tab/><text:tab/><text:tab/>}</text:span></text:p>
      <text:p text:style-name="P12"><text:span text:style-name="T30"/></text:p>
      <text:p text:style-name="P12"><text:span text:style-name="T30"><text:tab/><text:tab/></text:span><text:span text:style-name="T24">Main Function:</text:span></text:p>
      <text:p text:style-name="P12"><text:span text:style-name="T26"/></text:p>
      <text:p text:style-name="P12"><text:span text:style-name="T28"><text:tab/><text:tab/><text:tab/></text:span><text:span text:style-name="T41">void main()</text:span></text:p>
      <text:p text:style-name="P12"><text:span text:style-name="T41"><text:tab/><text:tab/><text:tab/>{</text:span></text:p>
      <text:p text:style-name="P12"><text:span text:style-name="T41"><text:s text:c="2"/><text:tab/><text:tab/><text:tab/><text:tab/>printf("</text:span><text:span text:style-name="T42">Best Fit</text:span><text:span text:style-name="T41">(Fixed Alloctaion) Programme by Arjun </text:span></text:p>
      <text:p text:style-name="P12"><text:span text:style-name="T41"><text:tab/><text:tab/><text:tab/><text:tab/><text:tab/><text:tab/><text:tab/><text:tab/>Kumar(16IT108)\n\n");</text:span></text:p>
      <text:p text:style-name="P12"><text:span text:style-name="T41"/></text:p>
      <text:p text:style-name="P12"><text:span text:style-name="T41"/></text:p>
      <text:p text:style-name="P12"><text:span text:style-name="T41"><text:tab/><text:tab/></text:span><text:span text:style-name="T43">Initializing variabels to be used :</text:span></text:p>
      <text:p text:style-name="P12"><text:span text:style-name="T41"/></text:p>
      <text:p text:style-name="P13"><text:span text:style-name="T41"><text:s/><text:tab/><text:tab/> </text:span><text:span text:style-name="T42">int *BlockSize, *ProcessSize, Blockno, Processno, *check, *allocation, <text:tab/><text:tab/><text:tab/><text:tab/><text:tab/><text:tab/><text:tab/><text:tab/><text:tab/><text:tab/><text:tab/><text:tab/><text:tab/>i, j;</text:span></text:p>
      <text:p text:style-name="P12"><text:span text:style-name="T41"/></text:p>
      <text:p text:style-name="P12"><text:span text:style-name="T41"><text:s text:c="3"/><text:tab/><text:tab/></text:span><text:span text:style-name="T43">Allocating Required Memory using dynamic Allocation:</text:span></text:p>
      <text:p text:style-name="P12"><text:span text:style-name="T43"/></text:p>
      <text:p text:style-name="P13"><text:span text:style-name="T41"><text:tab/><text:tab/></text:span><text:span text:style-name="T42">printf("Enter no. of blocks: ");</text:span></text:p>
      <text:p text:style-name="P14"><text:span text:style-name="T41"><text:s text:c="3"/><text:tab/><text:tab/>scanf("%d",&amp;Blockno);</text:span></text:p>
      <text:p text:style-name="P14"><text:span text:style-name="T42"/></text:p>
      <text:p text:style-name="P14"><text:span text:style-name="T41"><text:s text:c="3"/><text:tab/><text:tab/>BlockSize = (int*) calloc(Blockno, sizeof(int));</text:span></text:p>
      <text:p text:style-name="P14"><text:span text:style-name="T41"/></text:p>
      <text:p text:style-name="P14"><text:span text:style-name="T41"><text:s text:c="4"/><text:tab/><text:tab/>printf("\nEnter no. of processes: ");</text:span></text:p>
      <text:p text:style-name="P14"><text:span text:style-name="T41"><text:s text:c="4"/><text:tab/><text:tab/>scanf("%d",&amp;Processno);</text:span></text:p>
      <text:p text:style-name="P14"><text:span text:style-name="T41"><text:s text:c="4"/></text:span></text:p>
      <text:p text:style-name="P14"><text:span text:style-name="T41"><text:s text:c="4"/><text:tab/><text:tab/>ProcessSize = (int*) calloc(Processno, sizeof(int));</text:span></text:p>
      <text:p text:style-name="P14"><text:span text:style-name="T41"><text:s text:c="4"/><text:tab/><text:tab/>check = (int*) calloc(Blockno, sizeof(int));</text:span></text:p>
      <text:p text:style-name="P14"><text:span text:style-name="T41"><text:s text:c="3"/><text:tab/><text:tab/> allocation = (int*) calloc(Blockno, sizeof(int));</text:span></text:p>
      <text:p text:style-name="P12"><text:span text:style-name="T41"><text:s text:c="4"/></text:span></text:p>
      <text:p text:style-name="P12"><text:span text:style-name="T41"><text:s text:c="4"/><text:tab/><text:tab/></text:span><text:span text:style-name="T43">Setting initial values of the arrays used :</text:span></text:p>
      <text:p text:style-name="P12"><text:span text:style-name="T43"/></text:p>
      <text:p text:style-name="P13"><text:span text:style-name="T41"><text:tab/><text:tab/></text:span><text:span text:style-name="T42">for(i = 0; i &lt; Blockno; i++)</text:span></text:p>
      <text:p text:style-name="P14"><text:span text:style-name="T41"><text:s text:c="3"/><text:tab/><text:tab/> {</text:span></text:p>
      <text:p text:style-name="P14"><text:span text:style-name="T41"><text:s text:c="7"/><text:tab/><text:tab/><text:tab/> check[i] = 0;</text:span></text:p>
      <text:p text:style-name="P14"><text:span text:style-name="T41"><text:s text:c="7"/><text:tab/><text:tab/><text:tab/> allocation[i] = -1;</text:span></text:p>
      <text:p text:style-name="P14"><text:span text:style-name="T41"><text:s text:c="3"/><text:tab/><text:tab/> }</text:span></text:p>
      <text:p text:style-name="P12"><text:span text:style-name="T41"><text:s text:c="2"/><text:tab/><text:tab/></text:span></text:p>
      <text:p text:style-name="P12"><text:span text:style-name="T41"><text:tab/><text:tab/></text:span><text:span text:style-name="T43">Taking input from the user:</text:span></text:p>
      <text:p text:style-name="P12"><text:span text:style-name="T43"/></text:p>
      <text:p text:style-name="P12"><text:soft-page-break/><text:span text:style-name="T41"><text:tab/><text:tab/>printf("\nEnter size of each block: \n");</text:span></text:p>
      <text:p text:style-name="P12"><text:span text:style-name="T41"><text:s text:c="4"/><text:tab/><text:tab/>for(i = 0; i &lt; Blockno; i++)</text:span></text:p>
      <text:p text:style-name="P12"><text:span text:style-name="T41"><text:s text:c="6"/><text:tab/><text:tab/><text:tab/> scanf("%d", &amp;BlockSize[i]);</text:span></text:p>
      <text:p text:style-name="P12"><text:span text:style-name="T41"><text:s text:c="3"/><text:tab/><text:tab/><text:tab/> </text:span></text:p>
      <text:p text:style-name="P12"><text:span text:style-name="T41"><text:tab/><text:tab/>printf("\nEnter size of each process: \n");</text:span></text:p>
      <text:p text:style-name="P12"><text:span text:style-name="T41"><text:s text:c="4"/><text:tab/><text:tab/>for(i = 0; i &lt; Processno; i++)</text:span></text:p>
      <text:p text:style-name="P12"><text:span text:style-name="T41"><text:s text:c="8"/><text:tab/><text:tab/><text:tab/>scanf("%d", &amp;ProcessSize[i]);</text:span></text:p>
      <text:p text:style-name="P12"><text:span text:style-name="T41"/></text:p>
      <text:p text:style-name="P12"><text:span text:style-name="T41"><text:s text:c="4"/><text:tab/><text:tab/></text:span></text:p>
      <text:p text:style-name="P12"><text:span text:style-name="T41"><text:tab/><text:tab/></text:span><text:span text:style-name="T43">Allocating memory using </text:span><text:span text:style-name="T44">Best</text:span><text:span text:style-name="T43"> Fit:</text:span></text:p>
      <text:p text:style-name="P12"><text:span text:style-name="T41"><text:tab/><text:tab/></text:span></text:p>
      <text:p text:style-name="P13"><text:span text:style-name="T41"><text:tab/><text:tab/></text:span><text:span text:style-name="T42">sort(BlockSize,Blockno);</text:span></text:p>
      <text:p text:style-name="P14"><text:span text:style-name="T41"><text:s text:c="4"/></text:span></text:p>
      <text:p text:style-name="P14"><text:span text:style-name="T41"><text:s text:c="2"/><text:tab/><text:tab/>printf("Best Fit Alloctaion Initiated \n");</text:span></text:p>
      <text:p text:style-name="P14"><text:span text:style-name="T41"><text:s text:c="4"/></text:span></text:p>
      <text:p text:style-name="P14"><text:span text:style-name="T41"><text:s text:c="3"/><text:tab/><text:tab/>for(i = 0; i &lt; Processno; i++) <text:s text:c="8"/></text:span></text:p>
      <text:p text:style-name="P14"><text:span text:style-name="T41"><text:s text:c="8"/><text:tab/><text:tab/><text:tab/>for(j = 0; j &lt; Blockno; j++)</text:span></text:p>
      <text:p text:style-name="P14"><text:span text:style-name="T41"><text:s text:c="11"/><text:tab/><text:tab/><text:tab/> if(check[j] == 0 &amp;&amp; BlockSize[j] &gt;= ProcessSize[i])</text:span></text:p>
      <text:p text:style-name="P14"><text:span text:style-name="T41"><text:s text:c="11"/><text:tab/><text:tab/><text:tab/> {</text:span></text:p>
      <text:p text:style-name="P14"><text:span text:style-name="T41"><text:s text:c="16"/><text:tab/><text:tab/><text:tab/><text:tab/>allocation[j] = i;</text:span></text:p>
      <text:p text:style-name="P14"><text:span text:style-name="T41"><text:s text:c="15"/><text:tab/><text:tab/><text:tab/><text:tab/> check[j] = 1;</text:span></text:p>
      <text:p text:style-name="P14"><text:span text:style-name="T41"><text:s text:c="15"/><text:tab/><text:tab/><text:tab/><text:tab/> break;</text:span></text:p>
      <text:p text:style-name="P14"><text:span text:style-name="T41"><text:s text:c="10"/><text:tab/><text:tab/><text:tab/><text:tab/> <text:s/>}</text:span></text:p>
      <text:p text:style-name="P12"><text:span text:style-name="T41"><text:s text:c="4"/><text:tab/><text:tab/></text:span></text:p>
      <text:p text:style-name="P12"><text:span text:style-name="T41"><text:tab/><text:tab/></text:span><text:span text:style-name="T43">Printing Elements From The Allocation array:</text:span></text:p>
      <text:p text:style-name="P12"><text:span text:style-name="T41"/></text:p>
      <text:p text:style-name="P12"><text:span text:style-name="T41"><text:tab/><text:tab/>printf("\nBlock no.\tsize(k)\t\tprocess no.\t\tsize(k)");</text:span></text:p>
      <text:p text:style-name="P12"><text:span text:style-name="T41"><text:s text:c="3"/><text:tab/><text:tab/> for(i = 0; i &lt; Blockno; i++)</text:span></text:p>
      <text:p text:style-name="P12"><text:span text:style-name="T41"><text:s text:c="3"/><text:tab/><text:tab/><text:tab/> {</text:span></text:p>
      <text:p text:style-name="P12"><text:span text:style-name="T41"><text:s text:c="8"/><text:tab/><text:tab/><text:tab/><text:tab/>printf("\n%d\t\t%dk\t\t", i+1, BlockSize[i]);</text:span></text:p>
      <text:p text:style-name="P12"><text:span text:style-name="T41"><text:s text:c="8"/><text:tab/><text:tab/><text:tab/><text:tab/>if(check[i] == 1)</text:span></text:p>
      <text:p text:style-name="P12"><text:span text:style-name="T41"><text:s text:c="11"/><text:tab/><text:tab/> printf("%d\t\t\t%dk",allocation[i]+1,ProcessSize[allocation[i]]);</text:span></text:p>
      <text:p text:style-name="P12"><text:span text:style-name="T41"><text:s text:c="8"/><text:tab/><text:tab/><text:tab/><text:tab/>else</text:span></text:p>
      <text:p text:style-name="P12"><text:span text:style-name="T41"><text:s text:c="11"/><text:tab/><text:tab/> printf("Not allocated");</text:span></text:p>
      <text:p text:style-name="P12"><text:span text:style-name="T41"><text:s text:c="3"/><text:tab/><text:tab/><text:tab/> }</text:span></text:p>
      <text:p text:style-name="P12"><text:span text:style-name="T41"><text:s text:c="4"/><text:tab/><text:tab/><text:tab/>printf("\n");</text:span></text:p>
      <text:p text:style-name="P12"><text:span text:style-name="T41"><text:tab/><text:tab/><text:tab/>}</text:span></text:p>
      <text:p text:style-name="P12"><text:span text:style-name="T30"><text:tab/><text:tab/><text:tab/></text:span></text:p>
      <text:p text:style-name="P9"><text:span text:style-name="T20"/></text:p>
      <text:p text:style-name="P9"><text:span text:style-name="T20"/></text:p>
      <text:p text:style-name="P10"><text:span text:style-name="T20"><text:tab/></text:span><text:span text:style-name="T19">b</text:span><text:span text:style-name="T18">) </text:span><text:span text:style-name="T17">Worst</text:span><text:span text:style-name="T15"> Fit Allocation</text:span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tab/><text:tab/><text:span text:style-name="T37">Header Files Included :</text:span></text:p>
      <text:p text:style-name="P10"><text:span text:style-name="T33"><text:tab/><text:tab/><text:tab/><text:tab/></text:span></text:p>
      <text:p text:style-name="P10"><text:span text:style-name="T33"><text:tab/><text:tab/><text:tab/></text:span><text:span text:style-name="T39">#include&lt;stdio.h&gt;</text:span></text:p>
      <text:p text:style-name="P13"><text:soft-page-break/><text:span text:style-name="T30"><text:tab/><text:tab/><text:tab/>#include&lt;stdlib.h&gt;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><text:tab/><text:tab/></text:span><text:span text:style-name="T38">Function Used:</text:span></text:p>
      <text:p text:style-name="P13"><text:span text:style-name="T38"/></text:p>
      <text:p text:style-name="P13"><text:span text:style-name="T34"><text:tab/><text:tab/><text:tab/></text:span><text:span text:style-name="T31">void swap(int *x, int *y)</text:span></text:p>
      <text:p text:style-name="P14"><text:span text:style-name="T30"><text:tab/><text:tab/><text:tab/>{</text:span></text:p>
      <text:p text:style-name="P14"><text:span text:style-name="T30"><text:tab/><text:tab/><text:tab/><text:tab/> <text:s text:c="2"/>int t;</text:span></text:p>
      <text:p text:style-name="P14"><text:span text:style-name="T30"><text:s text:c="2"/><text:tab/><text:tab/><text:tab/><text:tab/> <text:s text:c="2"/>t = *x;</text:span></text:p>
      <text:p text:style-name="P14"><text:span text:style-name="T30"><text:s text:c="2"/><text:tab/><text:tab/><text:tab/><text:tab/> <text:s/>*x = *y;</text:span></text:p>
      <text:p text:style-name="P14"><text:span text:style-name="T30"><text:tab/><text:tab/><text:tab/><text:tab/> <text:s/>*y = t;</text:span></text:p>
      <text:p text:style-name="P14"><text:span text:style-name="T30"><text:tab/><text:tab/><text:tab/>}</text:span></text:p>
      <text:p text:style-name="P14"><text:span text:style-name="T30"/></text:p>
      <text:p text:style-name="P14"><text:span text:style-name="T30"><text:tab/><text:tab/><text:tab/>void sort(int *p, int t)</text:span></text:p>
      <text:p text:style-name="P14"><text:span text:style-name="T30"><text:tab/><text:tab/><text:tab/>{</text:span></text:p>
      <text:p text:style-name="P14"><text:span text:style-name="T30"><text:s text:c="2"/><text:tab/><text:tab/><text:tab/><text:tab/> int *i,j;</text:span></text:p>
      <text:p text:style-name="P14"><text:span text:style-name="T30"><text:s text:c="2"/><text:tab/><text:tab/><text:tab/><text:tab/> for(j=1;j&lt;t;j++)</text:span></text:p>
      <text:p text:style-name="P14"><text:span text:style-name="T30"><text:s text:c="5"/><text:tab/><text:tab/><text:tab/><text:tab/><text:tab/>for(i=p;i&lt;p+t-j;i++)</text:span></text:p>
      <text:p text:style-name="P14"><text:span text:style-name="T30"><text:s text:c="8"/><text:tab/><text:tab/><text:tab/><text:tab/><text:tab/><text:tab/>if(*i &lt;= *(i+1))</text:span></text:p>
      <text:p text:style-name="P14"><text:span text:style-name="T30"><text:s text:c="12"/><text:tab/><text:tab/><text:tab/><text:tab/><text:tab/>swap(i,i+1);</text:span></text:p>
      <text:p text:style-name="P14"><text:span text:style-name="T30"><text:tab/><text:tab/><text:tab/>}</text:span></text:p>
      <text:p text:style-name="P13"><text:span text:style-name="T30"/></text:p>
      <text:p text:style-name="P13"><text:span text:style-name="T30"><text:tab/><text:tab/></text:span><text:span text:style-name="T24">Main Function:</text:span></text:p>
      <text:p text:style-name="P13"><text:span text:style-name="T26"/></text:p>
      <text:p text:style-name="P13"><text:span text:style-name="T28"><text:tab/><text:tab/><text:tab/></text:span><text:span text:style-name="T41">void main()</text:span></text:p>
      <text:p text:style-name="P13"><text:span text:style-name="T41"><text:tab/><text:tab/><text:tab/>{</text:span></text:p>
      <text:p text:style-name="P13"><text:span text:style-name="T41"><text:s text:c="2"/><text:tab/><text:tab/><text:tab/><text:tab/>printf("</text:span><text:span text:style-name="T42">Worst Fit</text:span><text:span text:style-name="T41">(Fixed Alloctaion) Programme by Arjun </text:span></text:p>
      <text:p text:style-name="P13"><text:span text:style-name="T41"><text:tab/><text:tab/><text:tab/><text:tab/><text:tab/><text:tab/><text:tab/><text:tab/>Kumar(16IT108)\n\n");</text:span></text:p>
      <text:p text:style-name="P13"><text:span text:style-name="T41"/></text:p>
      <text:p text:style-name="P13"><text:span text:style-name="T41"/></text:p>
      <text:p text:style-name="P13"><text:span text:style-name="T41"><text:tab/><text:tab/></text:span><text:span text:style-name="T43">Initializing variabels to be used :</text:span></text:p>
      <text:p text:style-name="P13"><text:span text:style-name="T41"/></text:p>
      <text:p text:style-name="P13"><text:span text:style-name="T41"><text:s/><text:tab/><text:tab/> </text:span><text:span text:style-name="T42">int *BlockSize, *ProcessSize, Blockno, Processno, *check, *allocation, <text:tab/><text:tab/><text:tab/><text:tab/><text:tab/><text:tab/><text:tab/><text:tab/><text:tab/><text:tab/><text:tab/><text:tab/><text:tab/>i, j;</text:span></text:p>
      <text:p text:style-name="P13"><text:span text:style-name="T41"/></text:p>
      <text:p text:style-name="P13"><text:span text:style-name="T41"><text:s text:c="3"/><text:tab/><text:tab/></text:span><text:span text:style-name="T43">Allocating Required Memory using dynamic Allocation:</text:span></text:p>
      <text:p text:style-name="P13"><text:span text:style-name="T43"/></text:p>
      <text:p text:style-name="P13"><text:span text:style-name="T41"><text:tab/><text:tab/></text:span><text:span text:style-name="T42">printf("Enter no. of blocks: ");</text:span></text:p>
      <text:p text:style-name="P14"><text:span text:style-name="T41"><text:s text:c="3"/><text:tab/><text:tab/>scanf("%d",&amp;Blockno);</text:span></text:p>
      <text:p text:style-name="P14"><text:span text:style-name="T42"/></text:p>
      <text:p text:style-name="P14"><text:span text:style-name="T41"><text:s text:c="3"/><text:tab/><text:tab/>BlockSize = (int*) calloc(Blockno, sizeof(int));</text:span></text:p>
      <text:p text:style-name="P14"><text:span text:style-name="T41"/></text:p>
      <text:p text:style-name="P14"><text:span text:style-name="T41"><text:s text:c="4"/><text:tab/><text:tab/>printf("\nEnter no. of processes: ");</text:span></text:p>
      <text:p text:style-name="P14"><text:span text:style-name="T41"><text:s text:c="4"/><text:tab/><text:tab/>scanf("%d",&amp;Processno);</text:span></text:p>
      <text:p text:style-name="P14"><text:span text:style-name="T41"><text:s text:c="4"/></text:span></text:p>
      <text:p text:style-name="P14"><text:span text:style-name="T41"><text:s text:c="4"/><text:tab/><text:tab/>ProcessSize = (int*) calloc(Processno, sizeof(int));</text:span></text:p>
      <text:p text:style-name="P14"><text:soft-page-break/><text:span text:style-name="T41"><text:s text:c="4"/><text:tab/><text:tab/>check = (int*) calloc(Blockno, sizeof(int));</text:span></text:p>
      <text:p text:style-name="P14"><text:span text:style-name="T41"><text:s text:c="3"/><text:tab/><text:tab/> allocation = (int*) calloc(Blockno, sizeof(int));</text:span></text:p>
      <text:p text:style-name="P13"><text:span text:style-name="T41"><text:s text:c="4"/></text:span></text:p>
      <text:p text:style-name="P13"><text:span text:style-name="T41"><text:s text:c="4"/><text:tab/><text:tab/></text:span><text:span text:style-name="T43">Setting initial values of the arrays used :</text:span></text:p>
      <text:p text:style-name="P13"><text:span text:style-name="T43"/></text:p>
      <text:p text:style-name="P13"><text:span text:style-name="T41"><text:tab/><text:tab/></text:span><text:span text:style-name="T42">for(i = 0; i &lt; Blockno; i++)</text:span></text:p>
      <text:p text:style-name="P14"><text:span text:style-name="T41"><text:s text:c="3"/><text:tab/><text:tab/> {</text:span></text:p>
      <text:p text:style-name="P14"><text:span text:style-name="T41"><text:s text:c="7"/><text:tab/><text:tab/><text:tab/> check[i] = 0;</text:span></text:p>
      <text:p text:style-name="P14"><text:span text:style-name="T41"><text:s text:c="7"/><text:tab/><text:tab/><text:tab/> allocation[i] = -1;</text:span></text:p>
      <text:p text:style-name="P14"><text:span text:style-name="T41"><text:s text:c="3"/><text:tab/><text:tab/> }</text:span></text:p>
      <text:p text:style-name="P13"><text:span text:style-name="T41"><text:s text:c="2"/><text:tab/><text:tab/></text:span></text:p>
      <text:p text:style-name="P13"><text:span text:style-name="T41"><text:tab/><text:tab/></text:span><text:span text:style-name="T43">Taking input from the user:</text:span></text:p>
      <text:p text:style-name="P13"><text:span text:style-name="T43"/></text:p>
      <text:p text:style-name="P13"><text:span text:style-name="T41"><text:tab/><text:tab/>printf("\nEnter size of each block: \n");</text:span></text:p>
      <text:p text:style-name="P13"><text:span text:style-name="T41"><text:s text:c="4"/><text:tab/><text:tab/>for(i = 0; i &lt; Blockno; i++)</text:span></text:p>
      <text:p text:style-name="P13"><text:span text:style-name="T41"><text:s text:c="6"/><text:tab/><text:tab/><text:tab/> scanf("%d", &amp;BlockSize[i]);</text:span></text:p>
      <text:p text:style-name="P13"><text:span text:style-name="T41"><text:s text:c="3"/><text:tab/><text:tab/><text:tab/> </text:span></text:p>
      <text:p text:style-name="P13"><text:span text:style-name="T41"><text:tab/><text:tab/>printf("\nEnter size of each process: \n");</text:span></text:p>
      <text:p text:style-name="P13"><text:span text:style-name="T41"><text:s text:c="4"/><text:tab/><text:tab/>for(i = 0; i &lt; Processno; i++)</text:span></text:p>
      <text:p text:style-name="P13"><text:span text:style-name="T41"><text:s text:c="8"/><text:tab/><text:tab/><text:tab/>scanf("%d", &amp;ProcessSize[i]);</text:span></text:p>
      <text:p text:style-name="P13"><text:span text:style-name="T41"/></text:p>
      <text:p text:style-name="P13"><text:span text:style-name="T41"><text:s text:c="4"/><text:tab/><text:tab/></text:span></text:p>
      <text:p text:style-name="P13"><text:span text:style-name="T41"><text:tab/><text:tab/></text:span><text:span text:style-name="T43">Allocating memory using </text:span><text:span text:style-name="T44">Worst</text:span><text:span text:style-name="T43"> Fit:</text:span></text:p>
      <text:p text:style-name="P13"><text:span text:style-name="T41"><text:tab/><text:tab/></text:span></text:p>
      <text:p text:style-name="P13"><text:span text:style-name="T41"><text:tab/><text:tab/></text:span><text:span text:style-name="T42">sort(BlockSize,Blockno);</text:span></text:p>
      <text:p text:style-name="P14"><text:span text:style-name="T41"><text:s text:c="4"/></text:span></text:p>
      <text:p text:style-name="P14"><text:span text:style-name="T41"><text:s text:c="2"/><text:tab/><text:tab/>printf("Best Fit Alloctaion Initiated \n");</text:span></text:p>
      <text:p text:style-name="P14"><text:span text:style-name="T41"><text:s text:c="4"/></text:span></text:p>
      <text:p text:style-name="P14"><text:span text:style-name="T41"><text:s text:c="3"/><text:tab/><text:tab/>for(i = 0; i &lt; Processno; i++) <text:s text:c="8"/></text:span></text:p>
      <text:p text:style-name="P14"><text:span text:style-name="T41"><text:s text:c="8"/><text:tab/><text:tab/><text:tab/>for(j = 0; j &lt; Blockno; j++)</text:span></text:p>
      <text:p text:style-name="P14"><text:span text:style-name="T41"><text:s text:c="11"/><text:tab/><text:tab/><text:tab/> if(check[j] == 0 &amp;&amp; BlockSize[j] &gt;= ProcessSize[i])</text:span></text:p>
      <text:p text:style-name="P14"><text:span text:style-name="T41"><text:s text:c="11"/><text:tab/><text:tab/><text:tab/> {</text:span></text:p>
      <text:p text:style-name="P14"><text:span text:style-name="T41"><text:s text:c="16"/><text:tab/><text:tab/><text:tab/><text:tab/>allocation[j] = i;</text:span></text:p>
      <text:p text:style-name="P14"><text:span text:style-name="T41"><text:s text:c="15"/><text:tab/><text:tab/><text:tab/><text:tab/> check[j] = 1;</text:span></text:p>
      <text:p text:style-name="P14"><text:span text:style-name="T41"><text:s text:c="15"/><text:tab/><text:tab/><text:tab/><text:tab/> break;</text:span></text:p>
      <text:p text:style-name="P14"><text:span text:style-name="T41"><text:s text:c="10"/><text:tab/><text:tab/><text:tab/><text:tab/> <text:s/>}</text:span></text:p>
      <text:p text:style-name="P13"><text:span text:style-name="T41"><text:s text:c="4"/><text:tab/><text:tab/></text:span></text:p>
      <text:p text:style-name="P13"><text:span text:style-name="T41"><text:tab/><text:tab/></text:span><text:span text:style-name="T43">Printing Elements From The Allocation array:</text:span></text:p>
      <text:p text:style-name="P13"><text:span text:style-name="T41"/></text:p>
      <text:p text:style-name="P13"><text:span text:style-name="T41"><text:tab/><text:tab/>printf("\nBlock no.\tsize(k)\t\tprocess no.\t\tsize(k)");</text:span></text:p>
      <text:p text:style-name="P13"><text:span text:style-name="T41"><text:s text:c="3"/><text:tab/><text:tab/> for(i = 0; i &lt; Blockno; i++)</text:span></text:p>
      <text:p text:style-name="P13"><text:span text:style-name="T41"><text:s text:c="3"/><text:tab/><text:tab/><text:tab/> {</text:span></text:p>
      <text:p text:style-name="P13"><text:span text:style-name="T41"><text:s text:c="8"/><text:tab/><text:tab/><text:tab/><text:tab/>printf("\n%d\t\t%dk\t\t", i+1, BlockSize[i]);</text:span></text:p>
      <text:p text:style-name="P13"><text:span text:style-name="T41"><text:s text:c="8"/><text:tab/><text:tab/><text:tab/><text:tab/>if(check[i] == 1)</text:span></text:p>
      <text:p text:style-name="P13"><text:span text:style-name="T41"><text:s text:c="11"/><text:tab/><text:tab/> printf("%d\t\t\t%dk",allocation[i]+1,ProcessSize[allocation[i]]);</text:span></text:p>
      <text:p text:style-name="P13"><text:span text:style-name="T41"><text:s text:c="8"/><text:tab/><text:tab/><text:tab/><text:tab/>else</text:span></text:p>
      <text:p text:style-name="P13"><text:soft-page-break/><text:span text:style-name="T41"><text:s text:c="11"/><text:tab/><text:tab/> printf("Not allocated");</text:span></text:p>
      <text:p text:style-name="P13"><text:span text:style-name="T41"><text:s text:c="3"/><text:tab/><text:tab/><text:tab/> }</text:span></text:p>
      <text:p text:style-name="P13"><text:span text:style-name="T41"><text:s text:c="4"/><text:tab/><text:tab/><text:tab/>printf("\n");</text:span></text:p>
      <text:p text:style-name="P13"><text:span text:style-name="T41"><text:tab/><text:tab/><text:tab/>}</text:span></text:p>
      <text:p text:style-name="P13"><text:span text:style-name="T21"><text:tab/><text:tab/><text:tab/></text:span></text:p>
      <text:p text:style-name="P4"><text:span text:style-name="T15"/></text:p>
      <text:p text:style-name="P4"><text:span text:style-name="T15"/></text:p>
      <text:p text:style-name="P9"><text:span text:style-name="T1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39:24</meta:creation-date>
    <dc:language>en-IN</dc:language>
    <dc:date>2018-02-15T15:39:29.130193184</dc:date>
    <meta:editing-cycles>4</meta:editing-cycles>
    <meta:editing-duration>PT16M33S</meta:editing-duration>
    <meta:generator>LibreOffice/5.1.6.2$Linux_X86_64 LibreOffice_project/10m0$Build-2</meta:generator>
    <meta:document-statistic meta:table-count="0" meta:image-count="0" meta:object-count="0" meta:page-count="8" meta:paragraph-count="253" meta:word-count="802" meta:character-count="7335" meta:non-whitespace-character-count="5131"/>
  </office:meta>
</office:document-meta>
</file>